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2" style:family="paragraph" style:parent-style-name="daftar_20_pustaka">
      <style:text-properties officeooo:paragraph-rsid="000a6533"/>
    </style:style>
    <style:style style:name="T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4" style:family="text">
      <style:text-properties officeooo:rsid="00098df6"/>
    </style:style>
    <style:style style:name="T5" style:family="text">
      <style:text-properties officeooo:rsid="000a20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FTAR PUSTAKA</text:p>
      <text:p text:style-name="daftar_20_pustaka"/>
      <text:p text:style-name="daftar_20_pustaka"/>
      <text:p text:style-name="daftar_20_pustaka"/>
      <text:p text:style-name="daftar_20_pustaka">Kyle Rankin, 2008, Knoppix Hacks, TM Second Edition, United States of <text:tab/>America, O’Reilly Media, Inc</text:p>
      <text:p text:style-name="daftar_20_pustaka"/>
      <text:p text:style-name="P2">Litayem Nabil, 2011,Building XenoBuntu Linux Distribution for Teaching</text:p>
      <text:p text:style-name="daftar_20_pustaka"><text:tab/>and Prototyping Real-Time Operating Systems, TUNISIA, University of <text:tab/>Carthage</text:p>
      <text:p text:style-name="daftar_20_pustaka"/>
      <text:p text:style-name="daftar_20_pustaka">Richard Stallman, 2016, GNU Coding Standards, 6 Free Software Foundation, Inc</text:p>
      <text:p text:style-name="daftar_20_pustaka"/>
      <text:p text:style-name="daftar_20_pustaka">The Ubuntu Manual Team, 2016, Getting Started with Ubuntu 16.04, <text:tab/><text:a xlink:type="simple" xlink:href="http://ubuntu-manual.org/" text:style-name="Internet_20_link" text:visited-style-name="Visited_20_Internet_20_Link">http://ubuntu-manual.org</text:a></text:p>
      <text:p text:style-name="daftar_20_pustaka"/>
      <text:p text:style-name="daftar_20_pustaka">Wahyu Agung (2010) Sistem Operasi (SO, atau dalam bahasa Inggris: Operating <text:tab/>System atau OS), Balik Papan.</text:p>
      <text:p text:style-name="daftar_20_pustaka"/>
      <text:p text:style-name="daftar_20_pustaka"><text:span text:style-name="T1">Yono A.K.A. Putra Linuz Blora (2011) </text:span><text:span text:style-name="T2">buku manual </text:span><text:span text:style-name="T1">manux </text:span><text:span text:style-name="T3">1.1 (</text:span><text:span text:style-name="T1">first edition</text:span><text:span text:style-name="T3">)</text:span></text:p>
      <text:p text:style-name="daftar_20_pustaka"><text:tab/>good linux from java.</text:p>
      <text:p text:style-name="daftar_20_pustaka"/>
      <text:p text:style-name="daftar_20_pustaka"/>
      <text:p text:style-name="daftar_20_pustaka"><text:a xlink:type="simple" xlink:href="https://www.gnu.org/home.en.html" text:style-name="Internet_20_link" text:visited-style-name="Visited_20_Internet_20_Link">https://www.gnu.org/home.en.html</text:a> <text:span text:style-name="T5">di akses pada 3 april 2018</text:span></text:p>
      <text:p text:style-name="daftar_20_pustaka"/>
      <text:p text:style-name="daftar_20_pustaka"><text:a xlink:type="simple" xlink:href="https://en.wikipedia.org/wiki/Software_remastering" text:style-name="Internet_20_link" text:visited-style-name="Visited_20_Internet_20_Link">https://en.wikipedia.org/wiki/Software_remastering</text:a> <text:span text:style-name="T4">di akses pada 25 april 2018</text:span></text:p>
      <text:p text:style-name="daftar_20_pustaka"/>
      <text:p text:style-name="daftar_20_pustaka"><text:a xlink:type="simple" xlink:href="https://id.wikipedia.org/wiki/Linux" text:style-name="Internet_20_link" text:visited-style-name="Visited_20_Internet_20_Link">https://id.wikipedia.org/wiki/Linux</text:a> <text:span text:style-name="T5">di akses pada 25 april 2018</text:span></text:p>
      <text:p text:style-name="daftar_20_pustak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meta:print-date>2018-05-30T14:42:55.777064501</meta:print-date>
    <dc:date>2018-06-26T09:05:44.350671782</dc:date>
    <meta:editing-cycles>15</meta:editing-cycles>
    <meta:editing-duration>PT1H13M28S</meta:editing-duration>
    <meta:generator>LibreOffice/6.0.3.2$Linux_X86_64 LibreOffice_project/00m0$Build-2</meta:generator>
    <meta:document-statistic meta:table-count="0" meta:image-count="0" meta:object-count="0" meta:page-count="1" meta:paragraph-count="12" meta:word-count="109" meta:character-count="830" meta:non-whitespace-character-count="7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